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3cm" svg:stroke-color="#cc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1cm" draw:fill="none" draw:textarea-vertical-align="middle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6" style:family="graphic" style:parent-style-name="objectwithoutfill">
      <style:graphic-properties svg:stroke-color="#cc0000" draw:marker-end="Arrow" draw:marker-end-width="0.1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8" style:family="graphic" style:parent-style-name="Objet_20_sans_20_remplissage_20_et_20_sans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3cm" svg:height="4cm" svg:x="1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2.60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3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4.7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002cm" svg:y1="2cm" svg:x2="1.9cm" svg:y2="2cm">
          <text:p/>
        </draw:line>
        <draw:custom-shape draw:style-name="gr3" draw:text-style-name="P1" xml:id="id1" draw:id="id1" draw:layer="layout" svg:width="0.2cm" svg:height="0.2cm" svg:x="2.3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2cm" svg:height="0.2cm" svg:x="3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2cm" svg:height="0.2cm" svg:x="3.7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2cm" svg:height="0.2cm" svg:x="4.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5cm" svg:y1="2cm" svg:x2="3cm" svg:y2="2cm" draw:start-shape="id1" draw:start-glue-point="10" draw:end-shape="id2" draw:end-glue-point="6" svg:d="M2500 2000h500" svg:viewBox="0 0 501 1">
          <text:p/>
        </draw:connector>
        <draw:connector draw:style-name="gr4" draw:text-style-name="P1" draw:layer="layout" draw:type="line" svg:x1="3.2cm" svg:y1="2cm" svg:x2="3.7cm" svg:y2="2cm" draw:start-shape="id2" draw:start-glue-point="10" draw:end-shape="id3" draw:end-glue-point="6" svg:d="M3200 2000h500" svg:viewBox="0 0 501 1">
          <text:p/>
        </draw:connector>
        <draw:connector draw:style-name="gr4" draw:text-style-name="P1" draw:layer="layout" draw:type="line" svg:x1="3.9cm" svg:y1="2cm" svg:x2="4.4cm" svg:y2="2cm" draw:start-shape="id3" draw:start-glue-point="10" draw:end-shape="id4" draw:end-glue-point="6" svg:d="M3900 2000h500" svg:viewBox="0 0 501 1">
          <text:p/>
        </draw:connector>
        <draw:custom-shape draw:style-name="gr3" draw:text-style-name="P1" xml:id="id5" draw:id="id5" draw:layer="layout" svg:width="0.2cm" svg:height="0.2cm" svg:x="4.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2cm" svg:height="0.2cm" svg:x="4.4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871cm" svg:y1="1.929cm" svg:x2="4.4cm" svg:y2="1.6cm" draw:start-shape="id3" draw:start-glue-point="11" draw:end-shape="id5" draw:end-glue-point="6" svg:d="M3871 1929l529-329" svg:viewBox="0 0 530 330">
          <text:p/>
        </draw:connector>
        <draw:connector draw:style-name="gr4" draw:text-style-name="P1" draw:layer="layout" draw:type="line" svg:x1="3.871cm" svg:y1="2.071cm" svg:x2="4.4cm" svg:y2="2.4cm" draw:start-shape="id3" draw:start-glue-point="9" draw:end-shape="id6" draw:end-glue-point="6" svg:d="M3871 2071l529 329" svg:viewBox="0 0 530 330">
          <text:p/>
        </draw:connector>
        <draw:custom-shape draw:style-name="gr5" draw:text-style-name="P1" draw:layer="layout" svg:width="2cm" svg:height="2cm" svg:x="0.902cm" svg:y="1cm">
          <text:p/>
          <draw:enhanced-geometry draw:glue-point-type="segments" draw:mirror-horizontal="false" draw:mirror-vertical="false" draw:type="mso-spt100" draw:modifiers="89.8615377767615 -89.84539762423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1" draw:layer="layout" svg:x1="0.802cm" svg:y1="2cm" svg:x2="1.102cm" svg:y2="2cm">
          <text:p/>
        </draw:line>
        <draw:line draw:style-name="gr7" draw:text-style-name="P1" draw:layer="layout" svg:x1="1.902cm" svg:y1="2cm" svg:x2="2.702cm" svg:y2="1.4cm">
          <text:p/>
        </draw:line>
        <draw:frame draw:style-name="gr8" draw:text-style-name="P1" draw:layer="layout" svg:width="0.5cm" svg:height="0.2cm" svg:x="2.002cm" svg:y="1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9cm" fo:margin-bottom="0cm" fo:margin-left="0cm" fo:margin-right="0cm" fo:page-width="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7:18:59.091903319</meta:creation-date>
    <dc:date>2014-11-18T17:51:02.006854753</dc:date>
    <meta:editing-duration>PT6M1S</meta:editing-duration>
    <meta:editing-cycles>2</meta:editing-cycles>
    <meta:generator>LibreOffice/4.2.7.2$Linux_X86_64 LibreOffice_project/42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ub>
      <mi mathvariant="normal">Δ</mi>
      <mi mathvariant="italic">track</mi>
    </msub>
    <annotation encoding="StarMath 5.0">%DELTA_{track}
</annotation>
  </semantics>
</math>
</file>